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Malina Uhrig</text:span></text:p>
      <text:p text:style-name="P3"><text:tab/><text:tab/></text:p>
      <text:p text:style-name="P2"><text:span text:style-name="Highlighted_20_with_20_gray_20_Char"><text:span text:style-name="T4">Doloremque expedita sunt ut animi ducimus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67db4b34-1087-4fa3-af3b-3fb2741a244f">
        <text:p text:style-name="P5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10">Roche</text:span>
    </text:span>
  </text:p>
        <text:list xml:id="list1382365679" text:style-name="LS4">
          <text:list-header>
            <text:p text:style-name="P16">Projektmanagement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1802fdba-5d62-42d1-87ad-7cc586522765">
        <text:p text:style-name="P6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11">Konservatorium</text:span>
    </text:span>
  </text:p>
        <text:list xml:id="list182305024740123" text:continue-numbering="true" text:style-name="LS4">
          <text:list-header>
            <text:p text:style-name="P17">Geige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9e514a44-ab1c-44e0-a554-ad688d8890ed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Englisch, Französisch, Deutsch, Chinesisch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molly@towne.info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